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P7" style:parent-style-name="Normal" style:family="paragraph">
      <style:text-properties fo:color="#4472C4"/>
    </style:style>
    <style:style style:name="P8" style:parent-style-name="Normal" style:family="paragraph">
      <style:text-properties fo:color="#4472C4"/>
    </style:style>
    <style:style style:name="T9" style:parent-style-name="DefaultParagraphFont" style:family="text">
      <style:text-properties fo:color="#4472C4"/>
    </style:style>
  </office:automatic-styles>
  <office:body>
    <office:text text:use-soft-page-breaks="true">
      <text:p text:style-name="P1">Design Patterns – When and Why</text:p>
      <text:p text:style-name="P2"/>
      <text:p text:style-name="Normal"><text:span text:style-name="T3">Memento</text:span><text:s/>– Implement Undo Mechanisms</text:p>
      <text:p text:style-name="Normal"/>
      <text:p text:style-name="Normal"><text:span text:style-name="T4">State</text:span><text:s/>– Remove the need for large similar if / else statements or Switch statements in our code by using<text:s/><text:span text:style-name="T5">polymorphism</text:span>. Objects can behave differently when state<text:s/>changes. Makes extending code easy, don’t have to make changes in multiple places etc. Easy to add new tool types / states.</text:p>
      <text:p text:style-name="Normal"/>
      <text:p text:style-name="Normal"><text:span text:style-name="T6">Iterator</text:span><text:s/>– Used to get access to the elements of a collection object (such as list, stack, array etc) without needing to know the underlying data structure. Data is encapsulated separately so changes are easy to make when the data structure is unknown<text:s/>beforehand.</text:p>
      <text:p text:style-name="Normal"/>
      <text:p text:style-name="P7">Polymorphism -&gt; Can use an Abstract Class OR interface. Interfaces are generally preferred as Classes can inherit multiple interfaces. However, if objects share common behaviours, abstract classes allow code to be shared, creating more DRY code.</text:p>
      <text:p text:style-name="P8">IF objects share common functionality / code use Abstract Classes</text:p>
      <text:p text:style-name="Normal"><text:span text:style-name="T9">If object only share common method calls, use Interfa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AM Craig</meta:initial-creator>
    <dc:creator>ADAM Craig</dc:creator>
    <meta:creation-date>2022-06-26T22:19:00Z</meta:creation-date>
    <dc:date>2022-07-01T17:21:00Z</dc:date>
    <meta:template xlink:href="Normal.dotm" xlink:type="simple"/>
    <meta:editing-cycles>10</meta:editing-cycles>
    <meta:editing-duration>PT1260S</meta:editing-duration>
    <meta:document-statistic meta:page-count="1" meta:paragraph-count="1" meta:word-count="147" meta:character-count="988" meta:row-count="7" meta:non-whitespace-character-count="842"/>
  </office:meta>
</office:document-meta>
</file>